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.8854in"/>
    </style:style>
    <style:style style:name="co4" style:family="table-column">
      <style:table-column-properties fo:break-before="auto" style:column-width="2.940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2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78in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ole-draw-aspect="1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9.6602in" svg:height="6.8831in" svg:x="0.4055in" svg:y="6.0807in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number-columns-repeated="245" table:default-cell-style-name="ce3"/>
        <table:table-column table:style-name="co6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2"/>
          <table:table-cell table:style-name="ce5" office:value-type="string" calcext:value-type="string">
            <text:p>Tam. Tarefa (Largura da Imagem)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31.38168" calcext:value-type="float">
            <text:p>31.38168</text:p>
          </table:table-cell>
          <table:table-cell table:style-name="ce8" office:value-type="float" office:value="1" calcext:value-type="float">
            <text:p>1.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.0</text:p>
          </table:table-cell>
          <table:table-cell table:style-name="ce4" table:number-columns-repeated="2"/>
          <table:table-cell table:style-name="ce18" office:value-type="string" calcext:value-type="string">
            <text:p>120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office:value-type="float" office:value="19.16184" calcext:value-type="float">
            <text:p>19.16184</text:p>
          </table:table-cell>
          <table:table-cell table:style-name="ce8" table:formula="of:=([.C6]/[.C7])" office:value-type="float" office:value="1.63771746345862" calcext:value-type="float">
            <text:p>1.6</text:p>
          </table:table-cell>
          <table:table-cell table:style-name="ce9" office:value-type="float" office:value="2" calcext:value-type="float">
            <text:p>2</text:p>
          </table:table-cell>
          <table:table-cell table:style-name="ce8" table:formula="of:=([.D7]/[.B7])" office:value-type="float" office:value="0.818858731729312" calcext:value-type="float">
            <text:p>0.8</text:p>
          </table:table-cell>
          <table:table-cell table:style-name="ce4" table:number-columns-repeated="2"/>
          <table:table-cell table:style-name="ce18" office:value-type="string" calcext:value-type="string">
            <text:p>120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office:value-type="float" office:value="11.94332" calcext:value-type="float">
            <text:p>11.94332</text:p>
          </table:table-cell>
          <table:table-cell table:style-name="ce8" table:formula="of:=([.C6]/[.C8])" office:value-type="float" office:value="2.6275507982705" calcext:value-type="float">
            <text:p>2.6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formula="of:=([.D8]/[.B8])" office:value-type="float" office:value="0.656887699567624" calcext:value-type="float">
            <text:p>0.7</text:p>
          </table:table-cell>
          <table:table-cell table:style-name="ce4" table:number-columns-repeated="2"/>
          <table:table-cell table:style-name="ce18" office:value-type="string" calcext:value-type="string">
            <text:p>120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7" office:value-type="float" office:value="9.97189" calcext:value-type="float">
            <text:p>9.97189</text:p>
          </table:table-cell>
          <table:table-cell table:style-name="ce8" table:formula="of:=([.C6]/[.C9])" office:value-type="float" office:value="3.14701425707664" calcext:value-type="float">
            <text:p>3.1</text:p>
          </table:table-cell>
          <table:table-cell table:style-name="ce9" office:value-type="float" office:value="6" calcext:value-type="float">
            <text:p>6</text:p>
          </table:table-cell>
          <table:table-cell table:style-name="ce8" table:formula="of:=([.D9]/[.B9])" office:value-type="float" office:value="0.52450237617944" calcext:value-type="float">
            <text:p>0.5</text:p>
          </table:table-cell>
          <table:table-cell table:style-name="ce4" table:number-columns-repeated="2"/>
          <table:table-cell table:style-name="ce18" office:value-type="string" calcext:value-type="string">
            <text:p>120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7" office:value-type="float" office:value="9.9771" calcext:value-type="float">
            <text:p>9.9771</text:p>
          </table:table-cell>
          <table:table-cell table:style-name="ce8" table:formula="of:=([.C6]/[.C10])" office:value-type="float" office:value="3.14537089935953" calcext:value-type="float">
            <text:p>3.1</text:p>
          </table:table-cell>
          <table:table-cell table:style-name="ce9" office:value-type="float" office:value="8" calcext:value-type="float">
            <text:p>8</text:p>
          </table:table-cell>
          <table:table-cell table:style-name="ce8" table:formula="of:=([.D10]/[.B10])" office:value-type="float" office:value="0.393171362419942" calcext:value-type="float">
            <text:p>0.4</text:p>
          </table:table-cell>
          <table:table-cell table:style-name="ce4" table:number-columns-repeated="2"/>
          <table:table-cell table:style-name="ce18" office:value-type="string" calcext:value-type="string">
            <text:p>120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7" office:value-type="float" office:value="10.0765" calcext:value-type="float">
            <text:p>10.0765</text:p>
          </table:table-cell>
          <table:table-cell table:style-name="ce8" table:formula="of:=([.C6]/[.C11])" office:value-type="float" office:value="3.11434327395425" calcext:value-type="float">
            <text:p>3.1</text:p>
          </table:table-cell>
          <table:table-cell table:style-name="ce9" office:value-type="float" office:value="12" calcext:value-type="float">
            <text:p>12</text:p>
          </table:table-cell>
          <table:table-cell table:style-name="ce8" table:formula="of:=([.D11]/[.B11])" office:value-type="float" office:value="0.259528606162854" calcext:value-type="float">
            <text:p>0.3</text:p>
          </table:table-cell>
          <table:table-cell table:style-name="ce4" table:number-columns-repeated="2"/>
          <table:table-cell table:style-name="ce18" office:value-type="string" calcext:value-type="string">
            <text:p>120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24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currency-style style:name="N1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time-style style:name="N10160" number:language="en" number:country="US">
      <number:minutes number:style="long"/>
      <number:text>:</number:text>
      <number:seconds number:style="long"/>
    </number:time-style>
    <number:time-style style:name="N1016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2" number:language="en" number:country="US">
      <number:minutes number:style="long"/>
      <number:text>:</number:text>
      <number:seconds number:style="long" number:decimal-places="1"/>
    </number:time-style>
    <number:number-style style:name="N10163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21:38:01.7081611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10-23T12:26:45</meta:creation-date>
    <dc:date>2026-04-15T22:05:56.611452579</dc:date>
    <meta:generator>LibreOffice/25.8.6.2$Linux_X86_64 LibreOffice_project/580$Build-2</meta:generator>
    <meta:editing-duration>PT1H8M5S</meta:editing-duration>
    <meta:editing-cycles>7</meta:editing-cycles>
    <meta:document-statistic meta:table-count="1" meta:cell-count="4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130">
      <number:number number:decimal-places="1" number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30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>
      <style:chart-properties style:rotation-angle="27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0" style:family="chart" style:data-style-name="N130">
      <style:chart-properties chart:display-label="true" chart:tick-marks-major-inner="false" chart:tick-marks-major-outer="false" chart:logarithmic="false" chart:minimum="0" chart:maximum="12" chart:interval-major="4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1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2" style:family="chart" style:data-style-name="N130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30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5" style:family="chart">
      <style:graphic-properties svg:stroke-width="0.071cm"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T2" style:family="text"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T3" style:family="text">
      <style:text-properties fo:color="#000000" style:text-position="0% 100%" fo:font-family="'Helvetica Neue Medium'" fo:font-size="18pt" style:letter-kerning="false" style:font-family-asian="'Helvetica Neue Medium'" style:font-size-asian="18pt" style:font-family-complex="'Helvetica Neue Medium'" style:font-size-complex="18pt"/>
    </style:style>
  </office:automatic-styles>
  <office:body>
    <office:chart>
      <chart:chart svg:width="24.538cm" svg:height="17.484cm" xlink:href=".." xlink:type="simple" chart:class="chart:bar" chart:style-name="ch1">
        <chart:title svg:x="7.876cm" svg:y="0.472cm" chart:style-name="ch2">
          <text:p><text:span text:style-name="T1">Aplicação / Máquina</text:span></text:p>
        </chart:title>
        <chart:legend chart:legend-position="end" svg:x="5.916cm" svg:y="16.647cm" style:legend-expansion="custom" svg:width="12.015cm" svg:height="0.763cm" style:legend-expansion-aspect-ratio="15.7470511140236" chart:style-name="ch3"/>
        <chart:plot-area chart:style-name="ch4" svg:x="1.652cm" svg:y="1.37cm" svg:width="20.134cm" svg:height="13.874cm">
          <chart:coordinate-region svg:x="2.54cm" svg:y="1.635cm" svg:width="18.584cm" svg:height="12.83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494cm" svg:y="15.306cm" chart:style-name="ch7">
              <text:p><text:span text:style-name="T2">Núcleos</text:span></text:p>
            </chart:title>
          </chart:axis>
          <chart:axis chart:dimension="y" chart:name="primary-y" chart:style-name="ch8">
            <chart:title svg:x="23.079cm" svg:y="6.1cm" chart:style-name="ch9">
              <text:p><text:span text:style-name="T3">Eficiência</text:span></text:p>
            </chart:title>
          </chart:axis>
          <chart:axis chart:dimension="y" chart:name="secondary-y" chart:style-name="ch10">
            <chart:title svg:x="0.231cm" svg:y="10.729cm" chart:style-name="ch11">
              <text:p><text:span text:style-name="T2">Fator de Aceleração</text:span></text:p>
            </chart:title>
          </chart:axis>
          <chart:series chart:attached-axis="primary-y" chart:style-name="ch12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3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4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18858731729312">
                <text:p>0.818858731729312</text:p>
              </table:table-cell>
              <table:table-cell office:value-type="float" office:value="1.63771746345862">
                <text:p>1.63771746345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56887699567624">
                <text:p>0.656887699567624</text:p>
              </table:table-cell>
              <table:table-cell office:value-type="float" office:value="2.6275507982705">
                <text:p>2.6275507982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2450237617944">
                <text:p>0.52450237617944</text:p>
              </table:table-cell>
              <table:table-cell office:value-type="float" office:value="3.14701425707664">
                <text:p>3.147014257076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3171362419942">
                <text:p>0.393171362419942</text:p>
              </table:table-cell>
              <table:table-cell office:value-type="float" office:value="3.14537089935953">
                <text:p>3.14537089935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59528606162854">
                <text:p>0.259528606162854</text:p>
              </table:table-cell>
              <table:table-cell office:value-type="float" office:value="3.11434327395425">
                <text:p>3.11434327395425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